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459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604" calcext:value-type="float">
            <text:p>2009604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using bam and logged values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728" calcext:value-type="float">
            <text:p>2009728</text:p>
          </table:table-cell>
          <table:table-cell office:value-type="string" calcext:value-type="string">
            <text:p>individual_GAM_forEachCust_HPC_parallel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try to do same as above but in parallel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0900" calcext:value-type="float">
            <text:p>201090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his is a test, no for loop, test outpu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21" calcext:value-type="float">
            <text:p>2011321</text:p>
          </table:table-cell>
          <table:table-cell office:value-type="string" calcext:value-type="string">
            <text:p>commonGAM_HPC.R</text:p>
          </table:table-cell>
          <table:table-cell/>
          <table:table-cell office:value-type="string" calcext:value-type="string">
            <text:p>typo fixed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26T16:50:30.664450920</dc:date>
    <meta:editing-duration>PT7H35M7S</meta:editing-duration>
    <meta:editing-cycles>7</meta:editing-cycles>
    <meta:generator>LibreOffice/6.4.7.2$Linux_X86_64 LibreOffice_project/40$Build-2</meta:generator>
    <meta:document-statistic meta:table-count="1" meta:cell-count="35" meta:object-count="0"/>
  </office:meta>
</office:document-meta>
</file>